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T Sans" svg:font-family="'PT Sans',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officeooo:paragraph-rsid="000206cc" style:font-size-asian="10pt" style:font-size-complex="10pt"/>
    </style:style>
    <style:style style:name="P2" style:family="paragraph" style:parent-style-name="Standard">
      <style:text-properties officeooo:paragraph-rsid="000332e2"/>
    </style:style>
    <style:style style:name="P3" style:family="paragraph" style:parent-style-name="Standard">
      <style:text-properties officeooo:paragraph-rsid="000710b0"/>
    </style:style>
    <style:style style:name="P4" style:family="paragraph" style:parent-style-name="Standard">
      <style:text-properties officeooo:rsid="0008c323" officeooo:paragraph-rsid="0008c323"/>
    </style:style>
    <style:style style:name="P5" style:family="paragraph" style:parent-style-name="Standard">
      <style:text-properties officeooo:paragraph-rsid="0008c323"/>
    </style:style>
    <style:style style:name="P6" style:family="paragraph" style:parent-style-name="Standard">
      <style:text-properties officeooo:rsid="0009cfd8" officeooo:paragraph-rsid="0009cfd8"/>
    </style:style>
    <style:style style:name="P7" style:family="paragraph" style:parent-style-name="Standard">
      <style:text-properties officeooo:paragraph-rsid="0009cfd8"/>
    </style:style>
    <style:style style:name="P8" style:family="paragraph" style:parent-style-name="Standard">
      <style:text-properties officeooo:rsid="000e01a7" officeooo:paragraph-rsid="000e01a7"/>
    </style:style>
    <style:style style:name="P9" style:family="paragraph" style:parent-style-name="Standard">
      <style:text-properties officeooo:paragraph-rsid="000e01a7"/>
    </style:style>
    <style:style style:name="P10" style:family="paragraph" style:parent-style-name="Standard">
      <style:text-properties officeooo:rsid="000f14b1" officeooo:paragraph-rsid="000f14b1"/>
    </style:style>
    <style:style style:name="P11" style:family="paragraph" style:parent-style-name="Standard">
      <style:text-properties officeooo:paragraph-rsid="000f14b1"/>
    </style:style>
    <style:style style:name="P12" style:family="paragraph" style:parent-style-name="Standard">
      <style:text-properties officeooo:paragraph-rsid="000f3605"/>
    </style:style>
    <style:style style:name="P13" style:family="paragraph" style:parent-style-name="Standard">
      <style:text-properties officeooo:paragraph-rsid="00118134"/>
    </style:style>
    <style:style style:name="P14" style:family="paragraph" style:parent-style-name="Standard">
      <style:text-properties officeooo:rsid="001217c7" officeooo:paragraph-rsid="001217c7"/>
    </style:style>
    <style:style style:name="P15" style:family="paragraph" style:parent-style-name="Standard">
      <style:text-properties officeooo:paragraph-rsid="001217c7"/>
    </style:style>
    <style:style style:name="P16" style:family="paragraph" style:parent-style-name="Standard">
      <style:text-properties officeooo:rsid="00139906" officeooo:paragraph-rsid="00139906"/>
    </style:style>
    <style:style style:name="P17" style:family="paragraph" style:parent-style-name="Standard">
      <style:text-properties officeooo:paragraph-rsid="00139906"/>
    </style:style>
    <style:style style:name="P18" style:family="paragraph" style:parent-style-name="Standard">
      <style:text-properties officeooo:rsid="001480a7" officeooo:paragraph-rsid="001480a7"/>
    </style:style>
    <style:style style:name="P19" style:family="paragraph" style:parent-style-name="Standard">
      <style:text-properties officeooo:paragraph-rsid="001480a7"/>
    </style:style>
    <style:style style:name="P20" style:family="paragraph" style:parent-style-name="Standard">
      <style:text-properties officeooo:rsid="0016482a" officeooo:paragraph-rsid="0016482a"/>
    </style:style>
    <style:style style:name="P21" style:family="paragraph" style:parent-style-name="Standard">
      <style:text-properties officeooo:paragraph-rsid="0016482a"/>
    </style:style>
    <style:style style:name="P22" style:family="paragraph" style:parent-style-name="Standard">
      <style:text-properties officeooo:rsid="001702bc" officeooo:paragraph-rsid="001702bc"/>
    </style:style>
    <style:style style:name="P23" style:family="paragraph" style:parent-style-name="Standard">
      <style:text-properties officeooo:paragraph-rsid="001702bc"/>
    </style:style>
    <style:style style:name="P24" style:family="paragraph" style:parent-style-name="Standard">
      <style:text-properties officeooo:rsid="0018644e" officeooo:paragraph-rsid="0018644e"/>
    </style:style>
    <style:style style:name="P25" style:family="paragraph" style:parent-style-name="Standard">
      <style:text-properties officeooo:rsid="0019f4b0" officeooo:paragraph-rsid="0019f4b0"/>
    </style:style>
    <style:style style:name="P26" style:family="paragraph" style:parent-style-name="Standard">
      <style:text-properties officeooo:paragraph-rsid="0019f4b0"/>
    </style:style>
    <style:style style:name="P27" style:family="paragraph" style:parent-style-name="Standard">
      <style:text-properties officeooo:rsid="001a96e6" officeooo:paragraph-rsid="001a96e6"/>
    </style:style>
    <style:style style:name="P28" style:family="paragraph" style:parent-style-name="Standard">
      <style:text-properties officeooo:paragraph-rsid="001a96e6"/>
    </style:style>
    <style:style style:name="P29" style:family="paragraph" style:parent-style-name="Standard">
      <style:text-properties officeooo:rsid="001b8178" officeooo:paragraph-rsid="001b8178"/>
    </style:style>
    <style:style style:name="P30" style:family="paragraph" style:parent-style-name="Standard">
      <style:text-properties officeooo:paragraph-rsid="001b8178"/>
    </style:style>
    <style:style style:name="P31" style:family="paragraph" style:parent-style-name="Standard">
      <style:text-properties officeooo:rsid="001c40de" officeooo:paragraph-rsid="001c40de"/>
    </style:style>
    <style:style style:name="P32" style:family="paragraph" style:parent-style-name="Standard">
      <style:text-properties officeooo:rsid="001d66d5" officeooo:paragraph-rsid="001d66d5"/>
    </style:style>
    <style:style style:name="P33" style:family="paragraph" style:parent-style-name="Standard">
      <style:text-properties officeooo:paragraph-rsid="001d66d5"/>
    </style:style>
    <style:style style:name="P34" style:family="paragraph" style:parent-style-name="Standard">
      <style:text-properties officeooo:rsid="001eb5e9" officeooo:paragraph-rsid="001eb5e9"/>
    </style:style>
    <style:style style:name="P35" style:family="paragraph" style:parent-style-name="Standard">
      <style:text-properties officeooo:paragraph-rsid="001eb5e9"/>
    </style:style>
    <style:style style:name="P36" style:family="paragraph" style:parent-style-name="Standard">
      <style:paragraph-properties fo:break-before="page"/>
      <style:text-properties style:font-name="Arial" fo:font-size="10pt" officeooo:paragraph-rsid="000206cc" style:font-size-asian="10pt" style:font-size-complex="10pt"/>
    </style:style>
    <style:style style:name="P37" style:family="paragraph" style:parent-style-name="Standard">
      <style:paragraph-properties fo:break-before="page"/>
      <style:text-properties officeooo:paragraph-rsid="000332e2"/>
    </style:style>
    <style:style style:name="P38" style:family="paragraph" style:parent-style-name="Standard">
      <style:paragraph-properties fo:break-before="page"/>
      <style:text-properties officeooo:rsid="000e01a7" officeooo:paragraph-rsid="000e01a7"/>
    </style:style>
    <style:style style:name="P39" style:family="paragraph" style:parent-style-name="Standard">
      <style:paragraph-properties fo:break-before="page"/>
      <style:text-properties officeooo:rsid="001217c7" officeooo:paragraph-rsid="001217c7"/>
    </style:style>
    <style:style style:name="P40" style:family="paragraph" style:parent-style-name="Standard">
      <style:paragraph-properties fo:break-before="page"/>
      <style:text-properties officeooo:rsid="0018644e" officeooo:paragraph-rsid="0018644e"/>
    </style:style>
    <style:style style:name="P41" style:family="paragraph" style:parent-style-name="Standard">
      <style:paragraph-properties fo:break-before="page"/>
      <style:text-properties officeooo:paragraph-rsid="001c40de"/>
    </style:style>
    <style:style style:name="T1" style:family="text">
      <style:text-properties fo:font-variant="normal" fo:text-transform="none" fo:color="#333333" style:font-name="PT Sans" fo:font-size="18pt" fo:letter-spacing="normal" fo:font-style="normal" fo:font-weight="normal"/>
    </style:style>
    <style:style style:name="T2" style:family="text">
      <style:text-properties fo:font-variant="normal" fo:text-transform="none" fo:color="#333333" style:font-name="PT Sans" fo:font-size="18pt" fo:letter-spacing="normal" fo:font-style="normal" fo:font-weight="normal" officeooo:rsid="000710b0"/>
    </style:style>
    <style:style style:name="T3" style:family="text">
      <style:text-properties fo:font-variant="normal" fo:text-transform="none" fo:color="#333333" style:font-name="PT Sans" fo:font-size="18pt" fo:letter-spacing="normal" fo:font-style="normal" fo:font-weight="normal" officeooo:rsid="0008c323"/>
    </style:style>
    <style:style style:name="T4" style:family="text">
      <style:text-properties fo:font-variant="normal" fo:text-transform="none" fo:color="#333333" style:font-name="PT Sans" fo:font-size="18pt" fo:letter-spacing="normal" fo:font-style="normal" fo:font-weight="normal" officeooo:rsid="0009cfd8"/>
    </style:style>
    <style:style style:name="T5" style:family="text">
      <style:text-properties fo:font-variant="normal" fo:text-transform="none" fo:color="#333333" style:font-name="PT Sans" fo:font-size="18pt" fo:letter-spacing="normal" fo:font-style="normal" fo:font-weight="normal" officeooo:rsid="000e01a7"/>
    </style:style>
    <style:style style:name="T6" style:family="text">
      <style:text-properties fo:font-variant="normal" fo:text-transform="none" fo:color="#333333" style:font-name="PT Sans" fo:font-size="18pt" fo:letter-spacing="normal" fo:font-style="normal" fo:font-weight="normal" officeooo:rsid="000f14b1"/>
    </style:style>
    <style:style style:name="T7" style:family="text">
      <style:text-properties fo:font-variant="normal" fo:text-transform="none" fo:color="#333333" style:font-name="PT Sans" fo:font-size="18pt" fo:letter-spacing="normal" fo:font-style="normal" fo:font-weight="normal" officeooo:rsid="000f3605"/>
    </style:style>
    <style:style style:name="T8" style:family="text">
      <style:text-properties fo:font-variant="normal" fo:text-transform="none" fo:color="#333333" style:font-name="PT Sans" fo:font-size="18pt" fo:letter-spacing="normal" fo:font-style="normal" fo:font-weight="normal" officeooo:rsid="001217c7"/>
    </style:style>
    <style:style style:name="T9" style:family="text">
      <style:text-properties fo:font-variant="normal" fo:text-transform="none" fo:color="#333333" style:font-name="PT Sans" fo:font-size="18pt" fo:letter-spacing="normal" fo:font-style="normal" fo:font-weight="normal" officeooo:rsid="00139906"/>
    </style:style>
    <style:style style:name="T10" style:family="text">
      <style:text-properties fo:font-variant="normal" fo:text-transform="none" fo:color="#333333" style:font-name="PT Sans" fo:font-size="18pt" fo:letter-spacing="normal" fo:font-style="normal" fo:font-weight="normal" officeooo:rsid="001480a7"/>
    </style:style>
    <style:style style:name="T11" style:family="text">
      <style:text-properties fo:font-variant="normal" fo:text-transform="none" fo:color="#333333" style:font-name="PT Sans" fo:font-size="18pt" fo:letter-spacing="normal" fo:font-style="normal" fo:font-weight="normal" officeooo:rsid="0016482a"/>
    </style:style>
    <style:style style:name="T12" style:family="text">
      <style:text-properties fo:font-variant="normal" fo:text-transform="none" fo:color="#333333" style:font-name="PT Sans" fo:font-size="18pt" fo:letter-spacing="normal" fo:font-style="normal" fo:font-weight="normal" officeooo:rsid="001702bc"/>
    </style:style>
    <style:style style:name="T13" style:family="text">
      <style:text-properties fo:font-variant="normal" fo:text-transform="none" fo:color="#333333" style:font-name="PT Sans" fo:font-size="18pt" fo:letter-spacing="normal" fo:font-style="normal" fo:font-weight="normal" officeooo:rsid="0019f4b0"/>
    </style:style>
    <style:style style:name="T14" style:family="text">
      <style:text-properties fo:font-variant="normal" fo:text-transform="none" fo:color="#333333" style:font-name="PT Sans" fo:font-size="18pt" fo:letter-spacing="normal" fo:font-style="normal" fo:font-weight="normal" officeooo:rsid="001a96e6"/>
    </style:style>
    <style:style style:name="T15" style:family="text">
      <style:text-properties fo:font-variant="normal" fo:text-transform="none" fo:color="#333333" style:font-name="PT Sans" fo:font-size="18pt" fo:letter-spacing="normal" fo:font-style="normal" fo:font-weight="normal" officeooo:rsid="001b8178"/>
    </style:style>
    <style:style style:name="T16" style:family="text">
      <style:text-properties fo:font-variant="normal" fo:text-transform="none" fo:color="#333333" style:font-name="PT Sans" fo:font-size="18pt" fo:letter-spacing="normal" fo:font-style="normal" fo:font-weight="normal" officeooo:rsid="001c40de"/>
    </style:style>
    <style:style style:name="T17" style:family="text">
      <style:text-properties fo:font-variant="normal" fo:text-transform="none" fo:color="#333333" style:font-name="PT Sans" fo:font-size="18pt" fo:letter-spacing="normal" fo:font-style="normal" fo:font-weight="normal" officeooo:rsid="001d66d5"/>
    </style:style>
    <style:style style:name="T18" style:family="text">
      <style:text-properties fo:font-variant="normal" fo:text-transform="none" fo:color="#333333" style:font-name="PT Sans" fo:font-size="12pt" fo:letter-spacing="normal" fo:font-style="normal" fo:font-weight="normal"/>
    </style:style>
    <style:style style:name="T19" style:family="text">
      <style:text-properties fo:font-variant="normal" fo:text-transform="none" fo:color="#333333" style:font-name="PT Sans" fo:font-size="12pt" fo:letter-spacing="normal" fo:font-style="normal" fo:font-weight="normal" officeooo:rsid="000710b0"/>
    </style:style>
    <style:style style:name="T20" style:family="text">
      <style:text-properties fo:font-variant="normal" fo:text-transform="none" fo:color="#333333" style:font-name="PT Sans" fo:font-size="12pt" fo:letter-spacing="normal" fo:font-style="normal" fo:font-weight="normal" officeooo:rsid="000f3605"/>
    </style:style>
    <style:style style:name="T21" style:family="text">
      <style:text-properties fo:font-variant="normal" fo:text-transform="none" fo:color="#333333" style:font-name="PT Sans" fo:font-size="12pt" fo:letter-spacing="normal" fo:font-style="normal" fo:font-weight="normal" officeooo:rsid="00118134"/>
    </style:style>
    <style:style style:name="T22" style:family="text">
      <style:text-properties fo:font-variant="normal" fo:text-transform="none" fo:color="#333333" style:font-name="PT Sans" fo:font-size="12pt" fo:letter-spacing="normal" fo:font-style="normal" fo:font-weight="normal" officeooo:rsid="001702bc"/>
    </style:style>
    <style:style style:name="T23" style:family="text">
      <style:text-properties fo:font-variant="normal" fo:text-transform="none" fo:color="#333333" style:font-name="PT Sans" fo:font-size="13.5pt" fo:letter-spacing="normal" fo:font-style="normal" fo:font-weight="bold"/>
    </style:style>
    <style:style style:name="T24" style:family="text">
      <style:text-properties fo:font-variant="normal" fo:text-transform="none" fo:color="#333333" style:font-name="PT Sans" fo:font-size="13.5pt" fo:letter-spacing="normal" fo:font-style="normal" fo:font-weight="bold" officeooo:rsid="000710b0"/>
    </style:style>
    <style:style style:name="T25" style:family="text">
      <style:text-properties fo:font-variant="normal" fo:text-transform="none" fo:color="#333333" style:font-name="PT Sans" fo:font-size="13.5pt" fo:letter-spacing="normal" fo:font-style="normal" fo:font-weight="bold" officeooo:rsid="000f3605"/>
    </style:style>
    <style:style style:name="T26" style:family="text">
      <style:text-properties fo:font-variant="normal" fo:text-transform="none" fo:color="#333333" style:font-name="PT Sans" fo:font-size="13.5pt" fo:letter-spacing="normal" fo:font-style="normal" fo:font-weight="bold" officeooo:rsid="00118134"/>
    </style:style>
    <style:style style:name="T27" style:family="text">
      <style:text-properties fo:font-variant="normal" fo:text-transform="none" fo:color="#333333" style:font-name="PT Sans" fo:font-size="24pt" fo:letter-spacing="normal" fo:font-style="normal" fo:font-weight="normal"/>
    </style:style>
    <style:style style:name="T28" style:family="text">
      <style:text-properties fo:font-variant="normal" fo:text-transform="none" fo:color="#333333" style:font-name="PT Sans" fo:font-size="16.5pt" fo:letter-spacing="normal" fo:font-style="normal" fo:font-weight="bold"/>
    </style:style>
    <style:style style:name="T29" style:family="text">
      <style:text-properties fo:font-variant="normal" fo:text-transform="none" fo:color="#333333" fo:letter-spacing="normal" fo:font-style="normal" fo:font-weight="normal"/>
    </style:style>
    <style:style style:name="T30" style:family="text">
      <style:text-properties fo:font-variant="normal" fo:text-transform="none" fo:color="#fc8507" style:font-name="PT Sans" fo:font-size="13.5pt" fo:letter-spacing="normal" fo:font-style="normal" fo:font-weight="bold"/>
    </style:style>
    <style:style style:name="T31" style:family="text">
      <style:text-properties fo:font-variant="normal" fo:text-transform="none" fo:color="#fc8507" style:font-name="PT Sans" fo:font-size="16.5pt" fo:letter-spacing="normal" fo:font-style="normal" fo:font-weight="bold"/>
    </style:style>
    <style:style style:name="T32" style:family="text">
      <style:text-properties style:font-name="Arial" fo:font-size="10pt" officeooo:rsid="000332e2" style:font-size-asian="10pt" style:font-size-complex="10pt"/>
    </style:style>
    <style:style style:name="T33" style:family="text">
      <style:text-properties style:font-name="Arial" fo:font-size="10pt" officeooo:rsid="0009cfd8" style:font-size-asian="10pt" style:font-size-complex="10pt"/>
    </style:style>
    <style:style style:name="T34" style:family="text">
      <style:text-properties officeooo:rsid="0009cfd8"/>
    </style:style>
    <style:style style:name="T35" style:family="text">
      <style:text-properties officeooo:rsid="001eb5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3">1) </text:span><text:span text:style-name="T1">Palit GeForce GTX 1650 Gaming Pro</text:span></text:p>
      <text:p text:style-name="P7"><text:span text:style-name="T23">14399</text:span> </text:p>
      <text:p text:style-name="P7"/>
      <text:p text:style-name="P7"><text:span text:style-name="T18">Видеокарта Palit GeForce GTX 1650 Gaming Pro [NE6165001BG1-1175A] может использоваться при комплектации игровых компьютеров начального и «начально-среднего» уровня. Главным преимуществом модели во многих случаях станет незначительная (лишь 170 мм) длина. Видеокарту можно установить в ультракомпактный корпус. Количество занимаемых слотов расширения – 2. Стоит отметить и незначительное энергопотребление устройства. Максимальная потребляемая мощность видеокарты равна 75 Вт. Вам потребуется источник питания с мощностью от 300 Вт.</text:span><text:line-break/><text:span text:style-name="T18">Видеокарта Palit GeForce GTX 1650 Gaming Pro [NE6165001BG1-1175A] обладает 4 ГБ памяти GDDR6. Видеопроцессор – GeForce GTX 1650. Для вывода изображения используются порты DisplayPort (два) и HDMI. Максимальное количество одновременно подключаемых мониторов – 3.</text:span> </text:p>
      <text:p text:style-name="P7"/>
      <text:p text:style-name="P7"><text:span text:style-name="T34">2) </text:span><text:span text:style-name="T27">KFA2 GeForce GTX 1660</text:span></text:p>
      <text:p text:style-name="P6"><text:span text:style-name="T23">22299</text:span> </text:p>
      <text:p text:style-name="P6"/>
      <text:p text:style-name="P6"><text:span text:style-name="T18">Видеокарта KFA2 GeForce GTX 1660 [60SRH7DSY91K] позиционируется в качестве игрового устройства. Этот видеоадаптер способен себя проявить в составе производительного системного блока, ориентированного на использование видеоигр. Вы сможете использовать видеокарту в интенсивном режиме, не опасаясь за стабильность работы. Эту возможность помогает обеспечить до мелочей продуманная система охлаждения, состоящая из двух 9-лопастных вентиляторов, массивного радиатора и тепловых трубок. Сравнительно невысокий уровень энергопотребления видеокарты позволяет задействовать для питания компьютера блок питания с мощностью, рекомендованная величина которой равна лишь 450 Вт.</text:span><text:line-break/><text:span text:style-name="T18">Видеокарта KFA2 GeForce GTX 1660 [60SRH7DSY91K] базируется на графическом процессоре GeForce GTX 1660, произведенном с использованием 12-нанометрового техпроцесса. Штатная частота видеочипа равна 1530 МГц. В оснащение видеокарты входят 6 ГБ памяти GDDR5 с эффективной частотой 8002 МГц и пропускной способностью 192 ГБ/с. Видеоадаптер используется в единственном числе: мультипроцессорная конфигурация не поддерживается.</text:span> </text:p>
      <text:p text:style-name="P36"><text:span text:style-name="T34">3) <text:s/></text:span><text:span text:style-name="T29">KFA2 GeForce RTX 3060 X BLACK</text:span></text:p>
      <text:p text:style-name="P1"><text:span text:style-name="T29"/></text:p>
      <text:p text:style-name="P1"><text:span text:style-name="T23">34999</text:span><text:span text:style-name="T29"> </text:span></text:p>
      <text:p text:style-name="P1"><text:span text:style-name="T29"/></text:p>
      <text:p text:style-name="P1"><text:span text:style-name="T18">Видеокарта KFA2 GeForce RTX 3060 X BLACK (LHR) [36NOL7MD2NEK] создана для установки в геймерские ПК. Она одновременно сочетает в себе привлекательное оформление и скоростные характеристики. Усовершенствованная платформа Ampere 2-го поколения и скоростная память стандарта GDDR6 обеспечивают стабильное функционирование игр и приложений с требовательными настройками графики. Фирменная утилита предоставляет возможность вычислительного разгона для достижения мощности в любых играх.</text:span><text:span text:style-name="T29"><text:line-break/></text:span><text:span text:style-name="T18">Из интерфейсов в KFA2 GeForce RTX 3060 X BLACK (LHR) имеются видеовыход HDMI и 3 разъема Display Port. Два осевых вентилятора диаметром 102 мм эффективно и быстро отводят тепло от процессора и радиатора. Прозрачные лопасти вентиляторов дополнены светодиодными элементами, формирующими яркий и равномерный световой поток.</text:span><text:span text:style-name="T29"> </text:span></text:p>
      <text:p text:style-name="P1"><text:tab/></text:p>
      <text:p text:style-name="P2"><text:span text:style-name="T33">4</text:span><text:span text:style-name="T32">) </text:span><text:span text:style-name="T1">GIGABYTE GeForce RTX 3060 Ti VISION</text:span></text:p>
      <text:p text:style-name="P2"><text:span text:style-name="T23">42999</text:span><text:span text:style-name="T1"> </text:span></text:p>
      <text:p text:style-name="P2"><text:span text:style-name="T1"/></text:p>
      <text:p text:style-name="P2"><text:span text:style-name="T18">Видеокарта GIGABYTE GeForce RTX 3060 Ti VISION OC (LHR) выделяется элегантным оформлением в белом цвете, высокой эффективностью охлаждения и исключительной мощностью при обработке требовательных ресурсов. Данная модель оптимизирована для использования в составе игровых компьютеров. Процессор с микроархитектурой Ampere отличается номинальной частотой 1410 МГц.</text:span><text:span text:style-name="T1"><text:line-break/></text:span><text:span text:style-name="T18">Система охлаждения модели 3060 Ti VISION OC представлена радиатором и тремя вентиляторами, один из которых выполняет вращение в противоположную сторону для равномерного распределения воздушных потоков и снижения последствия от эффекта турбулентности. Кожух украшен яркими элементами подсветки RGB, которая предусматривает настройку палитры из множества оттенков и синхронизацию с другими совместимыми комплектующими. Для подключения источников изображения предлагаются по 2 разъема DisplayPort и HDMI.</text:span><text:span text:style-name="T1"> </text:span></text:p>
      <text:p text:style-name="P2"><text:span text:style-name="T1"/></text:p>
      <text:p text:style-name="P37"><text:span text:style-name="T1"/></text:p>
      <text:p text:style-name="P3"><text:span text:style-name="T4">5</text:span><text:span text:style-name="T2">) </text:span><text:span text:style-name="T1">Palit GeForce RTX 3070 GAMING PRO</text:span></text:p>
      <text:p text:style-name="P3"><text:span text:style-name="T24">44799</text:span><text:span text:style-name="T2"> </text:span></text:p>
      <text:p text:style-name="P3"><text:span text:style-name="T2"/></text:p>
      <text:p text:style-name="P3"><text:span text:style-name="T19">Видеокарта Palit GeForce RTX 3070 GAMING PRO (LHR) выделяется оригинальным оформлением кожуха с подсветкой и характеристиками премиального класса, поэтому порадует высокой мощностью и бесперебойной работой. Платформа адаптера основана на процессоре GeForce RTX семейства 3070, который обладает номинальной частотой в пределах показателя 1500 МГц и частотой в режиме разгона до показателя 1725 МГц. В конфигурацию адаптера также входят 8 ГБ видеопамяти.</text:span><text:span text:style-name="T2"><text:line-break/></text:span><text:span text:style-name="T19">Для подключения источников изображения предусмотрены 4 интерфейса – 3 DisplayPort и 1 HDMI. Кожух привлекает внимание необычным комбинированием форм и элементами светодиодной адресуемой подсветки RGB. Массивный радиатор с тремя осевыми вентиляторами гарантирует быстрое и эффективное рассеивание тепла даже при экстремальной нагрузке Palit RTX 3070 GAMING PRO.</text:span><text:span text:style-name="T2"> </text:span></text:p>
      <text:p text:style-name="P3"><text:span text:style-name="T2"/></text:p>
      <text:p text:style-name="P5"><text:span text:style-name="T4">6</text:span><text:span text:style-name="T3">) </text:span><text:span text:style-name="T1">GIGABYTE GeForce RTX 3070 Ti GAMING</text:span></text:p>
      <text:p text:style-name="P5"><text:span text:style-name="T23">56999</text:span><text:span text:style-name="T1"> </text:span></text:p>
      <text:p text:style-name="P4"><text:span text:style-name="T18">Видеокарта GIGABYTE GeForce RTX 3070 Ti GAMING OC [GV-N307TGAMING OC-8GD] располагает объемом памяти 8 ГБ и обеспечит высокую производительность системы. Данная модель разрабатывалась для игровых компьютеров и выполнена в стильном футуристичном дизайне, дополненном яркой RGB-подсветкой более чем на 16 млн оттенков. С помощью фирменного приложения RGB Fusion можно настроить разнообразные визуальные эффекты, которые дополнят игровую атмосферу.</text:span><text:span text:style-name="T1"><text:line-break/></text:span><text:span text:style-name="T18">Видеокарта GIGABYTE GeForce RTX 3070 Ti GAMING OC [GV-N307TGAMING OC-8GD] получила 2 разъема HDMI и 2 – DisplayPort, что позволяет использовать одновременно до 4 мониторов. Графический адаптер поддерживает разрешение Ultra HD 8K, а технология NVIDIA обеспечивает улучшенное качество картинки, быструю реакцию в динамических играх и высокую скорость обработки видео для стримов. Оптимизированная система охлаждения представлена 3 осевыми вентиляторами, которые могут быть остановлены при низких нагрузках, тогда видеокарта работает полностью бесшумно.</text:span><text:span text:style-name="T1"> </text:span></text:p>
      <text:p text:style-name="P4"><text:span text:style-name="T1"/></text:p>
      <text:p text:style-name="P6"><text:span text:style-name="T1"/></text:p>
      <text:p text:style-name="P38"><text:span text:style-name="T1">CPU</text:span></text:p>
      <text:p text:style-name="P9"><text:span text:style-name="T5">1) </text:span><text:span text:style-name="T1">Intel Core i5-10400 OEM</text:span></text:p>
      <text:p text:style-name="P8"><text:span text:style-name="T30">10499</text:span><text:span text:style-name="T1"> </text:span></text:p>
      <text:p text:style-name="P8"><text:span text:style-name="T1"/></text:p>
      <text:p text:style-name="P8"><text:span text:style-name="T18">Процессор Intel Core i5-10400 OEM имеет сокет LGA 1200, что гарантирует его широкую совместимость с большим количеством востребованных моделей материнских плат. Благодаря тому, что наибольшее тепловыделение такого ЦПУ находится на уровне всего 65 Вт, вам не потребуется оснащать его высокопроизводительной системой охлаждения. Базовая тактовая частота данной модели находится на уровне 2900 МГц, а разгон в соответствии с технологией Turbo Boost 2.0 способствует ее повышению до 4300 МГц.</text:span><text:span text:style-name="T1"><text:line-break/></text:span><text:span text:style-name="T18">Высокие рабочие характеристики центрального процессора Intel Core i5-10400 OEM обеспечивают его привлекательность для геймера, занятого сборкой эффективного системного блока. Совместимым с ЦПУ типом памяти является DDR4, а наибольший совокупный объем ОЗУ системы может достигать 128 ГБ. В одной сборке с процессором данной модели вы сможете эксплуатировать память, имеющую частоту 1600-2666 МГц.</text:span><text:span text:style-name="T1"> </text:span></text:p>
      <text:p text:style-name="P8"><text:span text:style-name="T1"/></text:p>
      <text:p text:style-name="P9"><text:span text:style-name="T5">2) </text:span><text:span text:style-name="T1">AMD Ryzen 5 5600G</text:span></text:p>
      <text:p text:style-name="P8"><text:span text:style-name="T30">11899</text:span><text:span text:style-name="T1"> </text:span></text:p>
      <text:p text:style-name="P8"><text:span text:style-name="T1"/></text:p>
      <text:p text:style-name="P8"><text:span text:style-name="T18">6-ядерный процессор AMD Ryzen 5 5600G поставляется без системы охлаждения, поэтому выбрать кулер вы сможете самостоятельно. Базовая частота процессора, базирующегося на архитектуре Zen 3, равна 3900 МГц. В турборежиме частота на 500 МГц выше – 4400 МГц. Модель подойдет для использования в составе игровой системы или производительного универсального компьютера. Общий объем кэш-памяти второго и третьего уровней равен 19 МБ. Процессор монтируется в сокет AM4.</text:span><text:span text:style-name="T1"> </text:span></text:p>
      <text:p text:style-name="P8"><text:span text:style-name="T1"/></text:p>
      <text:p text:style-name="P11"><text:span text:style-name="T6">3) </text:span><text:span text:style-name="T1">Intel Core i5-11400 OEM</text:span></text:p>
      <text:p text:style-name="P10"><text:span text:style-name="T23">12499</text:span><text:span text:style-name="T1"> </text:span></text:p>
      <text:p text:style-name="P10"><text:span text:style-name="T1"/></text:p>
      <text:p text:style-name="P10"><text:span text:style-name="T18">Процессор Intel Core i5-11400 OEM отличается высокой производительностью и может стать отличным решением для игровых и рабочих систем любого класса. Данная модель разработана на базе микроархитектуры Rocket Lake-S и выполнена по техпроцессу 14 нм, благодаря чему процессор отличается высокой технологичностью. Для его монтажа на материнскую плату используется сокет LGA 1200.</text:span><text:span text:style-name="T1"><text:line-break/></text:span><text:span text:style-name="T18">Производительность Intel Core i5-11400 представлена 6 ядрами и 12 потоками, которые могут работать в широком диапазоне частот. Благодаря этому, а также большому кэшу разных уровней модель может обеспечить высокое быстродействие в самых разных условиях. Графическая подсистема представлена встроенным чипом Intel, который может обеспечить комфортный уровень производительности для различных задач. Другой особенностью вычислительного блока является поддержка до 128 ГБ </text:span><text:soft-page-break/><text:span text:style-name="T18">оперативной памяти.</text:span><text:span text:style-name="T1"><text:line-break/></text:span><text:span text:style-name="T18">Тепловыделение процессора составляет 65 Вт, благодаря чему данная модель отличается невысокими рабочими температурами и подойдет для сборок в корпусах компактного формата. Модель поставляется без системы охлаждения, что позволяет использовать воздушные или водяные модули на выбор пользователя.</text:span><text:span text:style-name="T1"> </text:span></text:p>
      <text:p text:style-name="P10"><text:span text:style-name="T1"/></text:p>
      <text:p text:style-name="P12"><text:span text:style-name="T7">4) </text:span><text:span text:style-name="T1">Intel Core i5-12400 BOX</text:span></text:p>
      <text:p text:style-name="P12"><text:span text:style-name="T25">14299</text:span><text:span text:style-name="T7"> </text:span></text:p>
      <text:p text:style-name="P12"><text:span text:style-name="T7"/></text:p>
      <text:p text:style-name="P13"><text:span text:style-name="T20">Процессор Intel Core i5-12400 – чип со сбалансированной производительностью. Можно использовать его для создания различных сборок. При изготовлении применялся технологический процесс 7 нм. Он позволяет добиться небольшого потребления энергии и тепловыделения. Процессор выполнен с применением архитектуры Alder Lake. Она позволила поднять производительность в сравнении с чипами прошлого поколения. Используется шесть ядер и двенадцать потоков для обработки информации.</text:span></text:p>
      <text:p text:style-name="P13"><text:span text:style-name="T20"/></text:p>
      <text:p text:style-name="P13"><text:span text:style-name="T21">5) AMD Ryzen 7 5700G OEM</text:span></text:p>
      <text:p text:style-name="P13"><text:span text:style-name="T26">16799</text:span><text:span text:style-name="T21"> </text:span></text:p>
      <text:p text:style-name="P13"><text:span text:style-name="T21"/></text:p>
      <text:p text:style-name="P13"><text:span text:style-name="T21">8-ядерный процессор AMD Ryzen 7 5700G поставляется без системы охлаждения, поэтому выбрать кулер вы сможете самостоятельно. Базовая частота процессора, базирующегося на архитектуре Zen 3, равна 3800 МГц. В турборежиме частота на 800 МГц выше – 4600 МГц. Модель подойдет для использования в составе игровой системы или производительного универсального компьютера. Общий объем кэш-памяти второго и третьего уровней равен 20 МБ. Процессор монтируется в сокет AM4. </text:span><text:span text:style-name="T7"><text:s/></text:span></text:p>
      <text:p text:style-name="P39"><text:span text:style-name="T7">M</text:span><text:span text:style-name="T1">B</text:span></text:p>
      <text:p text:style-name="P14"><text:span text:style-name="T1"/></text:p>
      <text:p text:style-name="P15"><text:span text:style-name="T8">1) </text:span><text:span text:style-name="T1">GIGABYTE B560M H</text:span></text:p>
      <text:p text:style-name="P14"><text:span text:style-name="T28">6 499</text:span><text:span text:style-name="T1"> </text:span></text:p>
      <text:p text:style-name="P14"><text:span text:style-name="T1"/></text:p>
      <text:p text:style-name="P14"><text:span text:style-name="T18">Материнская плата GIGABYTE B560M H предоставляет возможность сборки высокопроизводительного и мощного ПК компактного форм-фактора. В плате реализованы широкие возможности для установки комплектующих, включая 2 модуля DIMM и разъемы для графических адаптеров. Также плату можно оснастить двумя твердотельными накопителями и 4 устройствами SATA.</text:span><text:span text:style-name="T1"><text:line-break/></text:span><text:span text:style-name="T18">В GIGABYTE B560M H имеются сетевой контроллер с пропускной способностью 1 Гбит/с и востребованные интерфейсы проводной связи. К особенностям относится система светодиодной подсветки. Надежные компоненты и 8-фазная подсистема питания гарантируют длительный срок службы.</text:span><text:span text:style-name="T1"> </text:span></text:p>
      <text:p text:style-name="P14"><text:span text:style-name="T1"/></text:p>
      <text:p text:style-name="P14"><text:span text:style-name="T1"/></text:p>
      <text:p text:style-name="P17"><text:span text:style-name="T9">2) </text:span><text:span text:style-name="T1">MSI PRO B660M-E DDR4</text:span></text:p>
      <text:p text:style-name="P16"><text:span text:style-name="T28">7 499</text:span><text:span text:style-name="T1"> </text:span></text:p>
      <text:p text:style-name="P16"><text:span text:style-name="T1"/></text:p>
      <text:p text:style-name="P16"><text:span text:style-name="T18">Материнская плата MSI PRO B660M-E DDR4 помогает работать еще эффективнее. В данной модели сочетаются широкая функциональность и высокое качество изготовления – она идеально подходит для продуктивного труда.</text:span><text:span text:style-name="T1"><text:line-break/></text:span><text:span text:style-name="T18">В материнской плате MSI PRO B660M-E DDR4 реализовано множество инженерных решений, направленный на компьютерных энтузиастов. Она предлагает огромное число разнообразных инструментов для тонкой настройки и диагностики системы, которые удовлетворят даже самого взыскательного пользователя и позволят достичь небывалых высот производительности.</text:span><text:span text:style-name="T1"><text:line-break/></text:span><text:span text:style-name="T18">Наиболее скоростные SSD могут снижать свою производительность под высокими нагрузками, чтобы избежать перегрева, поэтому им не помешает дополнительное охлаждение. Высокоскоростные сетевые, внутренние и периферийные интерфейсы помогут гибко настроить систему по своему вкусу.</text:span><text:span text:style-name="T1"> </text:span></text:p>
      <text:p text:style-name="P16"><text:span text:style-name="T1"/></text:p>
      <text:p text:style-name="P16"><text:span text:style-name="T1"/></text:p>
      <text:p text:style-name="P19"><text:span text:style-name="T10">3) </text:span><text:span text:style-name="T1">GIGABYTE B450 AORUS ELITE</text:span></text:p>
      <text:p text:style-name="P18"><text:span text:style-name="T28">8299</text:span><text:span text:style-name="T1"> </text:span></text:p>
      <text:p text:style-name="P18"><text:span text:style-name="T1"/></text:p>
      <text:p text:style-name="P18"><text:span text:style-name="T18">Материнская плата GIGABYTE B450 AORUS ELITE – отличный выбор для пользователей, которые не хотят ни в чем себя ограничивать. Модель может использоваться для сборки производительной игровой системы. Важным фактором в этой связи может стать поддержка CrossFire X. Одновременно можно будет </text:span><text:soft-page-break/><text:span text:style-name="T18">задействовать 2 видеоадаптера.</text:span><text:span text:style-name="T1"><text:line-break/></text:span><text:span text:style-name="T18">Материнская плата GIGABYTE B450 AORUS ELITE базируется на чипсете AMD B450. Тип сокета – AM4. Допускается монтаж до 128 ГБ памяти. Поддерживаемые форм-факторы M.2-накопителей – 2242, 2260, 2280 и 22110. Плата располагает двумя разъемами M.2. Слотов PCI-E x1 также два. Этого наверняка будет достаточно для установки необходимых вам плат расширения.</text:span><text:span text:style-name="T1"><text:line-break/></text:span><text:span text:style-name="T18">Плата имеет оригинальную конструкцию задней панели. Заглушка вам не понадобится. Особенностью «внешности» модели является наличие эффектной многоцветной подсветки. Соответствуя форм-фактору Standard-ATX, плата имеет типовые габаритные размеры – 305x235 мм. Роль упаковки устройства исполняет коробка, презентабельность внешнего вида которой не вызывает сомнений даже у самых требовательных к дизайну пользователей.</text:span><text:span text:style-name="T1"> </text:span></text:p>
      <text:p text:style-name="P18"><text:span text:style-name="T1"/></text:p>
      <text:p text:style-name="P21"><text:span text:style-name="T11">4) </text:span><text:span text:style-name="T1">MSI MPG Z590 GAMING EDGE WIFI</text:span></text:p>
      <text:p text:style-name="P20"><text:span text:style-name="T28">14 999</text:span><text:span text:style-name="T1"> </text:span></text:p>
      <text:p text:style-name="P20"><text:span text:style-name="T1"/></text:p>
      <text:p text:style-name="P20"><text:span text:style-name="T18">Материнская плата MSI MPG Z590 GAMING EDGE WIFI форм-фактора Standard-ATX может похвастать производительностью, которая удивит киберспортсмена или профессионала в области работы с графикой. Она имеет профиль памяти XMP, который обеспечивает скорость разгона и стабильность работы.</text:span><text:span text:style-name="T1"><text:line-break/></text:span><text:span text:style-name="T18">Также устройство отвечает за улучшенный звук, загадочную мерцающую подсветку, расширяет возможности локальной сети. Для памяти DDR4 материнская плата MSI MPG Z590 GAMING EDGE WIFI имеет сразу 4 слота. Накопитель с программным обеспечением предусмотрен в комплекте реализации.</text:span><text:span text:style-name="T1"> </text:span></text:p>
      <text:p text:style-name="P20"><text:span text:style-name="T12"/></text:p>
      <text:p text:style-name="P23"><text:span text:style-name="T12">5) </text:span><text:span text:style-name="T1">ASUS ROG STRIX B550-A GAMING</text:span></text:p>
      <text:p text:style-name="P22"><text:span text:style-name="T28">15 499</text:span><text:span text:style-name="T1"> </text:span></text:p>
      <text:p text:style-name="P22"><text:span text:style-name="T1"/></text:p>
      <text:p text:style-name="P20"><text:span text:style-name="T22">Материнская плата ASUS ROG STRIX B550-A GAMING форм-фактора Standard-ATX разработана для построения игровых систем с высокой вычислительной мощностью. Она предлагает пользователям высокопроизводительные характеристики и оригинальный стиль. Для подключения комплектующих предусмотрены 4 слота под оперативную память, 2 слота PCI-E x16 и 3 слота PCI-E x1, 6 портов SATA III, 2 разъема M.2. ASUS ROG STRIX B550-A GAMING оснащена сетевым адаптером со скоростью 2500 Мбит/с и расширенным набором интерфейсов, включая порт USB Type C. Внешне плата выделяется массивными охлаждающими радиаторами в серебристом цвете и элементами многоцветной светодиодной подсветки, параметрами которой можно управлять в зависимости от собственных предпочтений с помощью фирменного ПО.</text:span><text:span text:style-name="T12"> </text:span></text:p>
      <text:p text:style-name="P40"><text:span text:style-name="T12">H</text:span><text:span text:style-name="T1">DD</text:span></text:p>
      <text:p text:style-name="P24"><text:span text:style-name="T1"/></text:p>
      <text:p text:style-name="P26"><text:span text:style-name="T13">1) </text:span><text:span text:style-name="T1">1 ТБ Toshiba DT01</text:span></text:p>
      <text:p text:style-name="P25"><text:span text:style-name="T28">3 199</text:span><text:span text:style-name="T1"> </text:span></text:p>
      <text:p text:style-name="P25"><text:span text:style-name="T1"/></text:p>
      <text:p text:style-name="P25"><text:span text:style-name="T18">1 ТБ Жесткий диск Toshiba DT01 [DT01ACA100] с поддержкой скорости обмена данными до 125 МБайт/сек выполнен в форм-факторе 3.5" и предназначен для использования в ПК. Устройство долговременной памяти демонстрирует полную емкость на уровне 1 ТБ и обеспечивает безопасное хранение ваших мультимедиа, программ и документов. Подключение такого HDD-диска осуществляется за счет интерфейса SATA III.</text:span><text:span text:style-name="T1"><text:line-break/></text:span><text:span text:style-name="T18">Жесткий диск для десктопного ПК Toshiba DT01 [DT01ACA100] демонстрирует наибольшее энергопотребление на уровне 6.4 Вт. В режиме ожидания накопитель расходует порядка 3.7 Вт. Эта модель со скоростью вращения шпинделя 7200 об/мин станет удачным решением для вашей сборки за счет высокого ресурса и стабильности работы.</text:span><text:span text:style-name="T1"> </text:span></text:p>
      <text:p text:style-name="P25"><text:span text:style-name="T1"/></text:p>
      <text:p text:style-name="P25"><text:span text:style-name="T1"/></text:p>
      <text:p text:style-name="P28"><text:span text:style-name="T14">2) </text:span><text:span text:style-name="T1">1 ТБ Toshiba P300</text:span></text:p>
      <text:p text:style-name="P27"><text:span text:style-name="T28">3 299</text:span><text:span text:style-name="T1"> </text:span></text:p>
      <text:p text:style-name="P27"><text:span text:style-name="T1"/></text:p>
      <text:p text:style-name="P27"><text:span text:style-name="T18">Жесткий диск Toshiba P300 [HDWD110UZSVA] обладает свойствами надежного запоминающего устройства, предназначенного для установки в настольные компьютеры. Благодаря скорости вращения шпинделя на уровне 7200 об/мин накопитель отличается быстрым обменом информации. Емкость этого накопителя составляет 1 ТБ, что обеспечивает размещение довольно большого количества разнообразных файлов. В конструкции Toshiba P300 применяется интерфейс SATA III, который гарантирует широкую совместимость накопителя с компьютерами и другими вычислительными системами.</text:span><text:span text:style-name="T1"> </text:span></text:p>
      <text:p text:style-name="P27"><text:span text:style-name="T1"/></text:p>
      <text:p text:style-name="P30"><text:span text:style-name="T15">3) </text:span><text:span text:style-name="T1">1 ТБ WD Blue</text:span></text:p>
      <text:p text:style-name="P29"><text:span text:style-name="T28">3 299</text:span><text:span text:style-name="T1"> </text:span></text:p>
      <text:p text:style-name="P29"><text:span text:style-name="T1"/></text:p>
      <text:p text:style-name="P29"><text:span text:style-name="T18">Жесткий диск WD Blue [WD10EZRZ] относится к серии решений для настольных и моноблочных компьютеров. Данная модель обладает емкостью 1 ТБ для размещения различных файлов и их записи. Технология CMR способствует повышению плотности записи. Интерфейс SATA III обеспечивает широкую совместимость с оборудованием. Верхняя металлическая панель повышает устойчивость к механическим воздействиям и вибрации. К преимуществам WD Blue относятся низкое потребление энергии и длительный ресурс службы.</text:span><text:span text:style-name="T1"> </text:span></text:p>
      <text:p text:style-name="P41"><text:span text:style-name="T16">4) </text:span><text:span text:style-name="T1">4 ТБ WD Purple</text:span></text:p>
      <text:p text:style-name="P31"><text:span text:style-name="T31">7 599</text:span><text:span text:style-name="T1"> </text:span></text:p>
      <text:p text:style-name="P31"><text:span text:style-name="T1"/></text:p>
      <text:p text:style-name="P31"><text:span text:style-name="T18">4 ТБ Жесткий диск WD Purple [WD42PURZ] выпускается в качестве компонента для системы видеонаблюдения и монтируется внутрь корпуса сетевого видеорегистратора. Задачей модуля долговременной памяти со скоростью вращения шпинделя 5400 об/мин является сохранение видеозаписей, поступающих с камер видеонаблюдения. Диск объемом 4 ТБ поддерживает продолжительную непрерывную работу в условиях большого количества постоянно записываемой и перезаписываемой информации.</text:span><text:span text:style-name="T1"><text:line-break/></text:span><text:span text:style-name="T18">Оптимизация под системы видеонаблюдения 3.5-дюймового жесткого диска WD Purple [WD42PURZ] реализована за счет технологии AllFrame, которая способствует защите от ошибок записи и уменьшить потерю кадров в видеозаписях. Накопитель использует интерфейс подключения SATA III. HDD-диск поддерживает включение в RAID-массивы для ускорения доступа к данным и повышения стабильности сохранения данных.</text:span><text:span text:style-name="T1"> </text:span></text:p>
      <text:p text:style-name="P31"><text:span text:style-name="T1"/></text:p>
      <text:p text:style-name="P33"><text:span text:style-name="T17">5) </text:span><text:span text:style-name="T1">1 ТБ WD Black</text:span></text:p>
      <text:p text:style-name="P32"><text:span text:style-name="T30">7 999</text:span> </text:p>
      <text:p text:style-name="P32"/>
      <text:p text:style-name="P32"><text:span text:style-name="T18">1 ТБ Жесткий диск WD Black [WD1003FZEX], относящийся к числу накопителей форм-фактора 3.5", станет оптимальным выбором для эксплуатации в малогабаритном настольном системном блоке. Эта модель с объемом кэш-памяти 64 МБ привлекает высокой скоростью считывания и записи данных - до 150 Мбайт/с. Накопитель предлагает один 1 ТБ дискового пространства, предназначенного для создания резервной копии операционной системы, хранения софта, мультимедийных файлов и документов пользователя.</text:span><text:line-break/><text:span text:style-name="T18">Для подключения HDD-накопителя WD Black [WD1003FZEX] используется интерфейс SATA III с пропускной способностью 6 Гбит/с. Воплощающий передовые технологии жесткий диск обладает энергопотреблением в пределах 6.8 Вт и создает минимум шума: шумность устройства в процессе напряженной работы находится на уровне 30 дБ. Энергию для работы данная модель, привлекающая серьезным объемом и впечатляющим быстродействием, получает через интерфейс питания SATA 15 pin.</text:span> </text:p>
      <text:p text:style-name="P32"/>
      <text:p text:style-name="P35"><text:span text:style-name="T35">6) </text:span><text:span text:style-name="T27">6 ТБ Toshiba MG08</text:span></text:p>
      <text:p text:style-name="P34"><text:span text:style-name="T28">10 599</text:span> </text:p>
      <text:p text:style-name="P34"/>
      <text:p text:style-name="P34"><text:span text:style-name="T18">Жесткий диск Toshiba MG08 [MG08ADA600E] представляет устройство корпоративного класса, обеспечивая высокий уровень производительности и надежности. Он соответствует форм-фактору 3.5 дюйма и обладает надежной металлической конструкцией для защиты хранящихся файлов от неблагоприятных воздействий. Емкость 6 ТБ позволяет разместить большое количество файлов. Технология постоянного кэширования записи помогает сохранить целостность информации при внезапном отключении электроэнергии. Среди других особенностей Toshiba MG08 отмечаются интерфейс SATA III и сниженное энергопотребление.</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T Sans" svg:font-family="'PT Sans',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 LibreOffice_project/2412653d852ce75f65fbfa83fb7e7b669a126d64</meta:generator>
    <dc:date>2022-12-10T12:31:30.341000000</dc:date>
    <meta:editing-duration>PT55M42S</meta:editing-duration>
    <meta:editing-cycles>27</meta:editing-cycles>
    <meta:document-statistic meta:table-count="0" meta:image-count="0" meta:object-count="0" meta:page-count="9" meta:paragraph-count="70" meta:word-count="2251" meta:character-count="17467" meta:non-whitespace-character-count="15226"/>
  </office:meta>
</office:document-meta>
</file>